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subtitle">
      <style:graphic-properties draw:fill-color="#ffffff" fo:min-height="13.86cm"/>
    </style:style>
    <style:style style:name="pr3" style:family="presentation" style:parent-style-name="praesentationsvorlage-notes">
      <style:graphic-properties draw:fill-color="#ffffff" fo:min-height="13.364cm"/>
    </style:style>
    <style:style style:name="pr4" style:family="presentation" style:parent-style-name="praesentationsvorlage-subtitle">
      <style:graphic-properties draw:fill-color="#ffffff" draw:auto-grow-height="true" fo:min-height="13.86cm"/>
    </style:style>
    <style:style style:name="pr5" style:family="presentation" style:parent-style-name="praesentationsvorlage-title">
      <style:graphic-properties fo:min-height="3.506cm"/>
    </style:style>
    <style:style style:name="pr6" style:family="presentation" style:parent-style-name="praesentationsvorlage-outline1">
      <style:graphic-properties fo:min-height="13.61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2" draw:layer="layout" svg:width="25.199cm" svg:height="13.86cm" svg:x="1.4cm" svg:y="4.414cm" presentation:class="subtitle">
          <draw:text-box>
            <text:p>Tolles Bild von nem echten Neur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0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presentation:style-name="pr4" draw:layer="layout" svg:width="25.199cm" svg:height="13.86cm" svg:x="1.4cm" svg:y="4.414cm" presentation:class="subtitle">
          <draw:text-box>
            <text:p>Neuronales Netz mit </text:p>
            <text:p>Input: Tobias, David, Literatur</text:p>
            <text:p>Output: Einleitung, Aufbau, Mathematische Grundlagen, evtl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Einleitung</text:p>
          </draw:text-box>
        </draw:frame>
        <draw:frame presentation:style-name="pr6" draw:layer="layout" svg:width="25.199cm" svg:height="13.86cm" svg:x="1.4cm" svg:y="4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Aufbau</text:p>
          </draw:text-box>
        </draw:frame>
        <draw:frame presentation:style-name="pr6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1">
        <office:forms form:automatic-focus="false" form:apply-design-mode="false"/>
        <draw:frame presentation:style-name="pr5" draw:layer="layout" svg:width="26cm" svg:height="3.506cm" svg:x="1cm" svg:y="0.537cm" presentation:class="title">
          <draw:text-box>
            <text:p>Mathematische Grundlagen</text:p>
          </draw:text-box>
        </draw:frame>
        <draw:frame presentation:style-name="pr6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office:forms form:automatic-focus="false" form:apply-design-mode="false"/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5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15S</meta:editing-duration>
    <meta:editing-cycles>2</meta:editing-cycles>
    <meta:generator>LibreOffice/3.3$Unix LibreOffice_project/330m19$Build-202</meta:generator>
    <meta:initial-creator>ChornHulio </meta:initial-creator>
    <dc:date>2011-04-18T14:15:46</dc:date>
    <dc:creator>ChornHulio </dc:creator>
    <meta:document-statistic meta:object-count="57"/>
  </office:meta>
</office:document-meta>
</file>